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EncType( String en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rm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OnSelec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setAcceptCharset( String accept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Form( String action , String method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.Form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OnRese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Accept( String acce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Form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OnChang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OnSubmi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Form( String action , String method , String en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.Form( String action ,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Form( String action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